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335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/>
          <table:table-cell table:number-columns-repeated="2" office:value-type="string">
            <text:p>A</text:p>
          </table:table-cell>
          <table:table-cell table:number-columns-repeated="2" office:value-type="string">
            <text:p>B</text:p>
          </table:table-cell>
          <table:table-cell table:number-columns-repeated="2" office:value-type="string">
            <text:p>C</text:p>
          </table:table-cell>
          <table:table-cell table:number-columns-repeated="2" office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SUM([.B2:.I2])/8" office:value-type="float" office:value="7.625">
            <text:p>7,63</text:p>
          </table:table-cell>
          <table:table-cell table:formula="of:=([.J2]-[.$J$6])^2" office:value-type="float" office:value="0.7119140625">
            <text:p>0,71</text:p>
          </table:table-cell>
          <table:table-cell table:number-columns-repeated="1013"/>
        </table:table-row>
        <table:table-row table:style-name="ro1"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B3:.I3])/8" office:value-type="float" office:value="7">
            <text:p>7</text:p>
          </table:table-cell>
          <table:table-cell table:formula="of:=([.J3]-[.$J$6])^2" office:value-type="float" office:value="0.0478515625">
            <text:p>0,05</text:p>
          </table:table-cell>
          <table:table-cell table:number-columns-repeated="1013"/>
        </table:table-row>
        <table:table-row table:style-name="ro1"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SUM([.B4:.I4])/8" office:value-type="float" office:value="6.25">
            <text:p>6,25</text:p>
          </table:table-cell>
          <table:table-cell table:formula="of:=([.J4]-[.$J$6])^2" office:value-type="float" office:value="0.2822265625">
            <text:p>0,28</text:p>
          </table:table-cell>
          <table:table-cell table:number-columns-repeated="1013"/>
        </table:table-row>
        <table:table-row table:style-name="ro1"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SUM([.B5:.I5])/8" office:value-type="float" office:value="6.25">
            <text:p>6,25</text:p>
          </table:table-cell>
          <table:table-cell table:formula="of:=([.J5]-[.$J$6])^2" office:value-type="float" office:value="0.2822265625">
            <text:p>0,28</text:p>
          </table:table-cell>
          <table:table-cell table:number-columns-repeated="1013"/>
        </table:table-row>
        <table:table-row table:style-name="ro1">
          <table:table-cell/>
          <table:table-cell table:formula="of:=SUM([.B2:.C5])/8" office:value-type="float" office:value="5.75">
            <text:p>5,75</text:p>
          </table:table-cell>
          <table:table-cell/>
          <table:table-cell table:formula="of:=SUM([.D2:.E5])/8" office:value-type="float" office:value="6.375">
            <text:p>6,38</text:p>
          </table:table-cell>
          <table:table-cell/>
          <table:table-cell table:formula="of:=SUM([.F2:.G5])/8" office:value-type="float" office:value="7.125">
            <text:p>7,13</text:p>
          </table:table-cell>
          <table:table-cell/>
          <table:table-cell table:formula="of:=SUM([.H2:.I5])/8" office:value-type="float" office:value="7.875">
            <text:p>7,88</text:p>
          </table:table-cell>
          <table:table-cell/>
          <table:table-cell table:formula="of:=SUM([.B2:.I5])/32" office:value-type="float" office:value="6.78125">
            <text:p>6,78</text:p>
          </table:table-cell>
          <table:table-cell table:number-columns-repeated="1014"/>
        </table:table-row>
        <table:table-row table:style-name="ro1">
          <table:table-cell/>
          <table:table-cell table:formula="of:=([.B6]-[.$J$6])^2" office:value-type="float" office:value="1.0634765625">
            <text:p>1,06</text:p>
          </table:table-cell>
          <table:table-cell/>
          <table:table-cell table:formula="of:=([.D6]-[.$J$6])^2" office:value-type="float" office:value="0.1650390625">
            <text:p>0,17</text:p>
          </table:table-cell>
          <table:table-cell/>
          <table:table-cell table:formula="of:=([.F6]-[.$J$6])^2" office:value-type="float" office:value="0.1181640625">
            <text:p>0,12</text:p>
          </table:table-cell>
          <table:table-cell/>
          <table:table-cell table:formula="of:=([.H6]-[.$J$6])^2" office:value-type="float" office:value="1.1962890625">
            <text:p>1,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</text:p>
          </table:table-cell>
          <table:table-cell table:formula="of:=SUM([.B2:.C2])/2" office:value-type="float" office:value="6">
            <text:p>6</text:p>
          </table:table-cell>
          <table:table-cell table:formula="of:=([.B9]-[.B$6]-[.$J2]+[.$J$6])^2" office:value-type="float" office:value="0.3525390625">
            <text:p>0,35</text:p>
          </table:table-cell>
          <table:table-cell table:formula="of:=SUM([.D2:.E2])/2" office:value-type="float" office:value="7">
            <text:p>7</text:p>
          </table:table-cell>
          <table:table-cell table:formula="of:=([.D9]-[.D$6]-[.$J2]+[.$J$6])^2" office:value-type="float" office:value="0.0478515625">
            <text:p>0,05</text:p>
          </table:table-cell>
          <table:table-cell table:formula="of:=SUM([.F2:.G2])/2" office:value-type="float" office:value="8.5">
            <text:p>8,5</text:p>
          </table:table-cell>
          <table:table-cell table:formula="of:=([.F9]-[.F$6]-[.$J2]+[.$J$6])^2" office:value-type="float" office:value="0.2822265625">
            <text:p>0,28</text:p>
          </table:table-cell>
          <table:table-cell table:formula="of:=SUM([.H2:.I2])/2" office:value-type="float" office:value="9">
            <text:p>9</text:p>
          </table:table-cell>
          <table:table-cell table:formula="of:=([.H9]-[.H$6]-[.$J2]+[.$J$6])^2" office:value-type="float" office:value="0.0791015625">
            <text:p>0,08</text:p>
          </table:table-cell>
          <table:table-cell table:number-columns-repeated="1015"/>
        </table:table-row>
        <table:table-row table:style-name="ro1">
          <table:table-cell office:value-type="string">
            <text:p>P</text:p>
          </table:table-cell>
          <table:table-cell table:formula="of:=SUM([.B3:.C3])/2" office:value-type="float" office:value="7">
            <text:p>7</text:p>
          </table:table-cell>
          <table:table-cell table:formula="of:=([.B10]-[.B$6]-[.$J3]+[.$J$6])^2" office:value-type="float" office:value="1.0634765625">
            <text:p>1,06</text:p>
          </table:table-cell>
          <table:table-cell table:formula="of:=SUM([.D3:.E3])/2" office:value-type="float" office:value="5">
            <text:p>5</text:p>
          </table:table-cell>
          <table:table-cell table:formula="of:=([.D10]-[.D$6]-[.$J3]+[.$J$6])^2" office:value-type="float" office:value="2.5400390625">
            <text:p>2,54</text:p>
          </table:table-cell>
          <table:table-cell table:formula="of:=SUM([.F3:.G3])/2" office:value-type="float" office:value="7.5">
            <text:p>7,5</text:p>
          </table:table-cell>
          <table:table-cell table:formula="of:=([.F10]-[.F$6]-[.$J3]+[.$J$6])^2" office:value-type="float" office:value="0.0244140625">
            <text:p>0,02</text:p>
          </table:table-cell>
          <table:table-cell table:formula="of:=SUM([.H3:.I3])/2" office:value-type="float" office:value="8.5">
            <text:p>8,5</text:p>
          </table:table-cell>
          <table:table-cell table:formula="of:=([.H10]-[.H$6]-[.$J3]+[.$J$6])^2" office:value-type="float" office:value="0.1650390625">
            <text:p>0,17</text:p>
          </table:table-cell>
          <table:table-cell table:number-columns-repeated="1015"/>
        </table:table-row>
        <table:table-row table:style-name="ro1">
          <table:table-cell office:value-type="string">
            <text:p>E</text:p>
          </table:table-cell>
          <table:table-cell table:formula="of:=SUM([.B4:.C4])/2" office:value-type="float" office:value="4.5">
            <text:p>4,5</text:p>
          </table:table-cell>
          <table:table-cell table:formula="of:=([.B11]-[.B$6]-[.$J4]+[.$J$6])^2" office:value-type="float" office:value="0.5166015625">
            <text:p>0,52</text:p>
          </table:table-cell>
          <table:table-cell table:formula="of:=SUM([.D4:.E4])/2" office:value-type="float" office:value="6.5">
            <text:p>6,5</text:p>
          </table:table-cell>
          <table:table-cell table:formula="of:=([.D11]-[.D$6]-[.$J4]+[.$J$6])^2" office:value-type="float" office:value="0.4306640625">
            <text:p>0,43</text:p>
          </table:table-cell>
          <table:table-cell table:formula="of:=SUM([.F4:.G4])/2" office:value-type="float" office:value="6.5">
            <text:p>6,5</text:p>
          </table:table-cell>
          <table:table-cell table:formula="of:=([.F11]-[.F$6]-[.$J4]+[.$J$6])^2" office:value-type="float" office:value="0.0087890625">
            <text:p>0,01</text:p>
          </table:table-cell>
          <table:table-cell table:formula="of:=SUM([.H4:.I4])/2" office:value-type="float" office:value="7.5">
            <text:p>7,5</text:p>
          </table:table-cell>
          <table:table-cell table:formula="of:=([.H11]-[.H$6]-[.$J4]+[.$J$6])^2" office:value-type="float" office:value="0.0244140625">
            <text:p>0,02</text:p>
          </table:table-cell>
          <table:table-cell table:number-columns-repeated="1015"/>
        </table:table-row>
        <table:table-row table:style-name="ro1">
          <table:table-cell office:value-type="string">
            <text:p>A</text:p>
          </table:table-cell>
          <table:table-cell table:formula="of:=SUM([.B5:.C5])/2" office:value-type="float" office:value="5.5">
            <text:p>5,5</text:p>
          </table:table-cell>
          <table:table-cell table:formula="of:=([.B12]-[.B$6]-[.$J5]+[.$J$6])^2" office:value-type="float" office:value="0.0791015625">
            <text:p>0,08</text:p>
          </table:table-cell>
          <table:table-cell table:formula="of:=SUM([.D5:.E5])/2" office:value-type="float" office:value="7">
            <text:p>7</text:p>
          </table:table-cell>
          <table:table-cell table:formula="of:=([.D12]-[.D$6]-[.$J5]+[.$J$6])^2" office:value-type="float" office:value="1.3369140625">
            <text:p>1,34</text:p>
          </table:table-cell>
          <table:table-cell table:formula="of:=SUM([.F5:.G5])/2" office:value-type="float" office:value="6">
            <text:p>6</text:p>
          </table:table-cell>
          <table:table-cell table:formula="of:=([.F12]-[.F$6]-[.$J5]+[.$J$6])^2" office:value-type="float" office:value="0.3525390625">
            <text:p>0,35</text:p>
          </table:table-cell>
          <table:table-cell table:formula="of:=SUM([.H5:.I5])/2" office:value-type="float" office:value="6.5">
            <text:p>6,5</text:p>
          </table:table-cell>
          <table:table-cell table:formula="of:=([.H12]-[.H$6]-[.$J5]+[.$J$6])^2" office:value-type="float" office:value="0.7119140625">
            <text:p>0,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</text:p>
          </table:table-cell>
          <table:table-cell table:formula="of:=([.B2]-[.B9])^2" office:value-type="float" office:value="1">
            <text:p>1</text:p>
          </table:table-cell>
          <table:table-cell table:formula="of:=([.C2]-[.B9])^2" office:value-type="float" office:value="1">
            <text:p>1</text:p>
          </table:table-cell>
          <table:table-cell table:formula="of:=([.D2]-[.D9])^2" office:value-type="float" office:value="1">
            <text:p>1</text:p>
          </table:table-cell>
          <table:table-cell table:formula="of:=([.E2]-[.D9])^2" office:value-type="float" office:value="1">
            <text:p>1</text:p>
          </table:table-cell>
          <table:table-cell table:formula="of:=([.F2]-[.F9])^2" office:value-type="float" office:value="0.25">
            <text:p>0,25</text:p>
          </table:table-cell>
          <table:table-cell table:formula="of:=([.G2]-[.F9])^2" office:value-type="float" office:value="0.25">
            <text:p>0,25</text:p>
          </table:table-cell>
          <table:table-cell table:formula="of:=([.H2]-[.H9])^2" office:value-type="float" office:value="0">
            <text:p>0</text:p>
          </table:table-cell>
          <table:table-cell table:formula="of:=([.I2]-[.H9])^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</text:p>
          </table:table-cell>
          <table:table-cell table:formula="of:=([.B3]-[.B10])^2" office:value-type="float" office:value="1">
            <text:p>1</text:p>
          </table:table-cell>
          <table:table-cell table:formula="of:=([.C3]-[.B10])^2" office:value-type="float" office:value="1">
            <text:p>1</text:p>
          </table:table-cell>
          <table:table-cell table:formula="of:=([.D3]-[.D10])^2" office:value-type="float" office:value="0">
            <text:p>0</text:p>
          </table:table-cell>
          <table:table-cell table:formula="of:=([.E3]-[.D10])^2" office:value-type="float" office:value="0">
            <text:p>0</text:p>
          </table:table-cell>
          <table:table-cell table:formula="of:=([.F3]-[.F10])^2" office:value-type="float" office:value="0.25">
            <text:p>0,25</text:p>
          </table:table-cell>
          <table:table-cell table:formula="of:=([.G3]-[.F10])^2" office:value-type="float" office:value="0.25">
            <text:p>0,25</text:p>
          </table:table-cell>
          <table:table-cell table:formula="of:=([.H3]-[.H10])^2" office:value-type="float" office:value="0.25">
            <text:p>0,25</text:p>
          </table:table-cell>
          <table:table-cell table:formula="of:=([.I3]-[.H10])^2" office:value-type="float" office:value="0.25">
            <text:p>0,25</text:p>
          </table:table-cell>
          <table:table-cell table:number-columns-repeated="1015"/>
        </table:table-row>
        <table:table-row table:style-name="ro1">
          <table:table-cell office:value-type="string">
            <text:p>E</text:p>
          </table:table-cell>
          <table:table-cell table:formula="of:=([.B4]-[.B11])^2" office:value-type="float" office:value="0.25">
            <text:p>0,25</text:p>
          </table:table-cell>
          <table:table-cell table:formula="of:=([.C4]-[.B11])^2" office:value-type="float" office:value="0.25">
            <text:p>0,25</text:p>
          </table:table-cell>
          <table:table-cell table:formula="of:=([.D4]-[.D11])^2" office:value-type="float" office:value="0.25">
            <text:p>0,25</text:p>
          </table:table-cell>
          <table:table-cell table:formula="of:=([.E4]-[.D11])^2" office:value-type="float" office:value="0.25">
            <text:p>0,25</text:p>
          </table:table-cell>
          <table:table-cell table:formula="of:=([.F4]-[.F11])^2" office:value-type="float" office:value="0.25">
            <text:p>0,25</text:p>
          </table:table-cell>
          <table:table-cell table:formula="of:=([.G4]-[.F11])^2" office:value-type="float" office:value="0.25">
            <text:p>0,25</text:p>
          </table:table-cell>
          <table:table-cell table:formula="of:=([.H4]-[.H11])^2" office:value-type="float" office:value="0.25">
            <text:p>0,25</text:p>
          </table:table-cell>
          <table:table-cell table:formula="of:=([.I4]-[.H11])^2" office:value-type="float" office:value="0.25">
            <text:p>0,25</text:p>
          </table:table-cell>
          <table:table-cell table:number-columns-repeated="1015"/>
        </table:table-row>
        <table:table-row table:style-name="ro1">
          <table:table-cell office:value-type="string">
            <text:p>A</text:p>
          </table:table-cell>
          <table:table-cell table:formula="of:=([.B5]-[.B12])^2" office:value-type="float" office:value="2.25">
            <text:p>2,25</text:p>
          </table:table-cell>
          <table:table-cell table:formula="of:=([.C5]-[.B12])^2" office:value-type="float" office:value="2.25">
            <text:p>2,25</text:p>
          </table:table-cell>
          <table:table-cell table:formula="of:=([.D5]-[.D12])^2" office:value-type="float" office:value="1">
            <text:p>1</text:p>
          </table:table-cell>
          <table:table-cell table:formula="of:=([.E5]-[.D12])^2" office:value-type="float" office:value="1">
            <text:p>1</text:p>
          </table:table-cell>
          <table:table-cell table:formula="of:=([.F5]-[.F12])^2" office:value-type="float" office:value="1">
            <text:p>1</text:p>
          </table:table-cell>
          <table:table-cell table:formula="of:=([.G5]-[.F12])^2" office:value-type="float" office:value="1">
            <text:p>1</text:p>
          </table:table-cell>
          <table:table-cell table:formula="of:=([.H5]-[.H12])^2" office:value-type="float" office:value="0.25">
            <text:p>0,25</text:p>
          </table:table-cell>
          <table:table-cell table:formula="of:=([.I5]-[.H12])^2" office:value-type="float" office:value="0.25">
            <text:p>0,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</text:p>
          </table:table-cell>
          <table:table-cell table:formula="of:=([.B2]-[.$J$6])^2" office:value-type="float" office:value="0.0478515625">
            <text:p>0,05</text:p>
          </table:table-cell>
          <table:table-cell table:formula="of:=([.C2]-[.$J$6])^2" office:value-type="float" office:value="3.1728515625">
            <text:p>3,17</text:p>
          </table:table-cell>
          <table:table-cell table:formula="of:=([.D2]-[.$J$6])^2" office:value-type="float" office:value="1.4853515625">
            <text:p>1,49</text:p>
          </table:table-cell>
          <table:table-cell table:formula="of:=([.E2]-[.$J$6])^2" office:value-type="float" office:value="0.6103515625">
            <text:p>0,61</text:p>
          </table:table-cell>
          <table:table-cell table:formula="of:=([.F2]-[.$J$6])^2" office:value-type="float" office:value="4.9228515625">
            <text:p>4,92</text:p>
          </table:table-cell>
          <table:table-cell table:formula="of:=([.G2]-[.$J$6])^2" office:value-type="float" office:value="1.4853515625">
            <text:p>1,49</text:p>
          </table:table-cell>
          <table:table-cell table:formula="of:=([.H2]-[.$J$6])^2" office:value-type="float" office:value="4.9228515625">
            <text:p>4,92</text:p>
          </table:table-cell>
          <table:table-cell table:formula="of:=([.I2]-[.$J$6])^2" office:value-type="float" office:value="4.9228515625">
            <text:p>4,92</text:p>
          </table:table-cell>
          <table:table-cell table:number-columns-repeated="1015"/>
        </table:table-row>
        <table:table-row table:style-name="ro1">
          <table:table-cell office:value-type="string">
            <text:p>P</text:p>
          </table:table-cell>
          <table:table-cell table:formula="of:=([.B3]-[.$J$6])^2" office:value-type="float" office:value="0.6103515625">
            <text:p>0,61</text:p>
          </table:table-cell>
          <table:table-cell table:formula="of:=([.C3]-[.$J$6])^2" office:value-type="float" office:value="1.4853515625">
            <text:p>1,49</text:p>
          </table:table-cell>
          <table:table-cell table:formula="of:=([.D3]-[.$J$6])^2" office:value-type="float" office:value="3.1728515625">
            <text:p>3,17</text:p>
          </table:table-cell>
          <table:table-cell table:formula="of:=([.E3]-[.$J$6])^2" office:value-type="float" office:value="3.1728515625">
            <text:p>3,17</text:p>
          </table:table-cell>
          <table:table-cell table:formula="of:=([.F3]-[.$J$6])^2" office:value-type="float" office:value="0.0478515625">
            <text:p>0,05</text:p>
          </table:table-cell>
          <table:table-cell table:formula="of:=([.G3]-[.$J$6])^2" office:value-type="float" office:value="1.4853515625">
            <text:p>1,49</text:p>
          </table:table-cell>
          <table:table-cell table:formula="of:=([.H3]-[.$J$6])^2" office:value-type="float" office:value="1.4853515625">
            <text:p>1,49</text:p>
          </table:table-cell>
          <table:table-cell table:formula="of:=([.I3]-[.$J$6])^2" office:value-type="float" office:value="4.9228515625">
            <text:p>4,92</text:p>
          </table:table-cell>
          <table:table-cell table:number-columns-repeated="1015"/>
        </table:table-row>
        <table:table-row table:style-name="ro1">
          <table:table-cell office:value-type="string">
            <text:p>E</text:p>
          </table:table-cell>
          <table:table-cell table:formula="of:=([.B4]-[.$J$6])^2" office:value-type="float" office:value="3.1728515625">
            <text:p>3,17</text:p>
          </table:table-cell>
          <table:table-cell table:formula="of:=([.C4]-[.$J$6])^2" office:value-type="float" office:value="7.7353515625">
            <text:p>7,74</text:p>
          </table:table-cell>
          <table:table-cell table:formula="of:=([.D4]-[.$J$6])^2" office:value-type="float" office:value="0.0478515625">
            <text:p>0,05</text:p>
          </table:table-cell>
          <table:table-cell table:formula="of:=([.E4]-[.$J$6])^2" office:value-type="float" office:value="0.6103515625">
            <text:p>0,61</text:p>
          </table:table-cell>
          <table:table-cell table:formula="of:=([.F4]-[.$J$6])^2" office:value-type="float" office:value="0.6103515625">
            <text:p>0,61</text:p>
          </table:table-cell>
          <table:table-cell table:formula="of:=([.G4]-[.$J$6])^2" office:value-type="float" office:value="0.0478515625">
            <text:p>0,05</text:p>
          </table:table-cell>
          <table:table-cell table:formula="of:=([.H4]-[.$J$6])^2" office:value-type="float" office:value="0.0478515625">
            <text:p>0,05</text:p>
          </table:table-cell>
          <table:table-cell table:formula="of:=([.I4]-[.$J$6])^2" office:value-type="float" office:value="1.4853515625">
            <text:p>1,49</text:p>
          </table:table-cell>
          <table:table-cell table:number-columns-repeated="1015"/>
        </table:table-row>
        <table:table-row table:style-name="ro1">
          <table:table-cell office:value-type="string">
            <text:p>A</text:p>
          </table:table-cell>
          <table:table-cell table:formula="of:=([.B5]-[.$J$6])^2" office:value-type="float" office:value="0.0478515625">
            <text:p>0,05</text:p>
          </table:table-cell>
          <table:table-cell table:formula="of:=([.C5]-[.$J$6])^2" office:value-type="float" office:value="7.7353515625">
            <text:p>7,74</text:p>
          </table:table-cell>
          <table:table-cell table:formula="of:=([.D5]-[.$J$6])^2" office:value-type="float" office:value="0.6103515625">
            <text:p>0,61</text:p>
          </table:table-cell>
          <table:table-cell table:formula="of:=([.E5]-[.$J$6])^2" office:value-type="float" office:value="1.4853515625">
            <text:p>1,49</text:p>
          </table:table-cell>
          <table:table-cell table:formula="of:=([.F5]-[.$J$6])^2" office:value-type="float" office:value="0.0478515625">
            <text:p>0,05</text:p>
          </table:table-cell>
          <table:table-cell table:formula="of:=([.G5]-[.$J$6])^2" office:value-type="float" office:value="3.1728515625">
            <text:p>3,17</text:p>
          </table:table-cell>
          <table:table-cell table:formula="of:=([.H5]-[.$J$6])^2" office:value-type="float" office:value="0.6103515625">
            <text:p>0,61</text:p>
          </table:table-cell>
          <table:table-cell table:formula="of:=([.I5]-[.$J$6])^2" office:value-type="float" office:value="0.0478515625">
            <text:p>0,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l</text:p>
          </table:table-cell>
          <table:table-cell office:value-type="string">
            <text:p>Suma de cuadrados</text:p>
          </table:table-cell>
          <table:table-cell office:value-type="string">
            <text:p>Media</text:p>
          </table:table-cell>
          <table:table-cell office:value-type="string">
            <text:p>F</text:p>
          </table:table-cell>
          <table:table-cell office:value-type="string">
            <text:p>F0,05</text:p>
          </table:table-cell>
          <table:table-cell table:number-columns-repeated="1018"/>
        </table:table-row>
        <table:table-row table:style-name="ro1">
          <table:table-cell office:value-type="string">
            <text:p>Residencia</text:p>
          </table:table-cell>
          <table:table-cell office:value-type="float" office:value="3">
            <text:p>3</text:p>
          </table:table-cell>
          <table:table-cell table:formula="of:=8*SUM([.B7];[.D7];[.F7];[.H7])" office:value-type="float" office:value="20.34375">
            <text:p>20,34</text:p>
          </table:table-cell>
          <table:table-cell table:formula="of:=[.C25]/[.B25]" office:value-type="float" office:value="6.78125">
            <text:p>6,78</text:p>
          </table:table-cell>
          <table:table-cell table:formula="of:=[.D25]/[.$D$28]" office:value-type="float" office:value="5.86486486486487">
            <text:p>5,86</text:p>
          </table:table-cell>
          <table:table-cell table:formula="of:=LEGACY.FINV(0.05;[.B25];[.B28])" office:value-type="float" office:value="3.2388715222955">
            <text:p>3,24</text:p>
          </table:table-cell>
          <table:table-cell table:formula="of:=IF([.E25]&gt;[.F25];&quot;Rechazo&quot;;&quot;Acepto&quot;)" office:value-type="string" office:string-value="Rechazo">
            <text:p>Rechazo</text:p>
          </table:table-cell>
          <table:table-cell office:value-type="string">
            <text:p>El factor que importa es la residencia</text:p>
          </table:table-cell>
          <table:table-cell table:number-columns-repeated="1016"/>
        </table:table-row>
        <table:table-row table:style-name="ro1">
          <table:table-cell office:value-type="string">
            <text:p>Procedencia</text:p>
          </table:table-cell>
          <table:table-cell office:value-type="float" office:value="3">
            <text:p>3</text:p>
          </table:table-cell>
          <table:table-cell table:formula="of:=8*SUM([.K2:.K5])" office:value-type="float" office:value="10.59375">
            <text:p>10,59</text:p>
          </table:table-cell>
          <table:table-cell table:formula="of:=[.C26]/[.B26]" office:value-type="float" office:value="3.53125">
            <text:p>3,53</text:p>
          </table:table-cell>
          <table:table-cell table:formula="of:=[.D26]/[.$D$28]" office:value-type="float" office:value="3.05405405405405">
            <text:p>3,05</text:p>
          </table:table-cell>
          <table:table-cell table:formula="of:=LEGACY.FINV(0.05;[.B26];[.B28])" office:value-type="float" office:value="3.2388715222955">
            <text:p>3,24</text:p>
          </table:table-cell>
          <table:table-cell table:formula="of:=IF([.E26]&gt;[.F26];&quot;Rechazo&quot;;&quot;Acepto&quot;)" office:value-type="string" office:string-value="Acepto">
            <text:p>Acepto</text:p>
          </table:table-cell>
          <table:table-cell table:number-columns-repeated="1017"/>
        </table:table-row>
        <table:table-row table:style-name="ro1">
          <table:table-cell office:value-type="string">
            <text:p>ambos</text:p>
          </table:table-cell>
          <table:table-cell office:value-type="float" office:value="9">
            <text:p>9</text:p>
          </table:table-cell>
          <table:table-cell table:formula="of:=2*SUM([.C9:.C12];[.E9:.E12];[.G9:.G12];[.I9:.I12])" office:value-type="float" office:value="16.03125">
            <text:p>16,03</text:p>
          </table:table-cell>
          <table:table-cell table:formula="of:=[.C27]/[.B27]" office:value-type="float" office:value="1.78125">
            <text:p>1,78</text:p>
          </table:table-cell>
          <table:table-cell table:formula="of:=[.D27]/[.$D$28]" office:value-type="float" office:value="1.54054054054054">
            <text:p>1,54</text:p>
          </table:table-cell>
          <table:table-cell table:formula="of:=LEGACY.FINV(0.05;[.B27];[.B28])" office:value-type="float" office:value="2.53766653885886">
            <text:p>2,54</text:p>
          </table:table-cell>
          <table:table-cell table:formula="of:=IF([.E27]&gt;[.F27];&quot;Rechazo&quot;;&quot;Acepto&quot;)" office:value-type="string" office:string-value="Acepto">
            <text:p>Acepto</text:p>
          </table:table-cell>
          <table:table-cell table:number-columns-repeated="1017"/>
        </table:table-row>
        <table:table-row table:style-name="ro1">
          <table:table-cell office:value-type="string">
            <text:p>error</text:p>
          </table:table-cell>
          <table:table-cell table:formula="of:=4*4*(2-1)" office:value-type="float" office:value="16">
            <text:p>16</text:p>
          </table:table-cell>
          <table:table-cell table:formula="of:=SUM([.B14:.I17])" office:value-type="float" office:value="18.5">
            <text:p>18,5</text:p>
          </table:table-cell>
          <table:table-cell table:formula="of:=[.C28]/[.B28]" office:value-type="float" office:value="1.15625">
            <text:p>1,16</text:p>
          </table:table-cell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formula="of:=4*4*2-1" office:value-type="float" office:value="31">
            <text:p>31</text:p>
          </table:table-cell>
          <table:table-cell table:formula="of:=SUM([.B19:.I22])" office:value-type="float" office:value="65.46875">
            <text:p>65,47</text:p>
          </table:table-cell>
          <table:table-cell table:number-columns-repeated="1021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s" number:country="ES">
      <number:minutes number:style="long"/>
      <number:text>:</number:text>
      <number:seconds number:style="long"/>
    </number:time-style>
    <number:time-style style:name="N5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s" number:country="ES">
      <number:minutes number:style="long"/>
      <number:text>:</number:text>
      <number:seconds number:style="long" number:decimal-places="1"/>
    </number:time-style>
    <number:number-style style:name="N5126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1">21/11/2008</text:date>, <text:time>19:5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3" meta:cell-count="203" meta:object-count="0"/>
    <meta:generator>OpenOffice.org/3.0$Win32 OpenOffice.org_project/300m9$Build-9358</meta:generator>
  </office:meta>
</office:document-meta>
</file>